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ma app</text:p>
      <text:p text:style-name="P1"/>
      <text:p text:style-name="P2">Alias: gestor</text:p>
      <text:p text:style-name="P2">Pass: 9433326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mikel ollo</meta:initial-creator>
    <meta:creation-date>2020-06-02T14:33:58</meta:creation-date>
    <meta:document-statistic meta:table-count="0" meta:image-count="0" meta:object-count="0" meta:page-count="1" meta:paragraph-count="3" meta:word-count="6" meta:character-count="37"/>
    <dc:date>2020-06-02T14:34:31</dc:date>
    <dc:creator>jon mikel ollo</dc:creator>
    <meta:editing-duration>PT34S</meta:editing-duration>
    <meta:editing-cycles>1</meta:editing-cycles>
    <meta:generator>OpenOffice/4.1.1$Unix OpenOffice.org_project/411m6$Build-9775</meta:generator>
  </office:meta>
</office:document-meta>
</file>